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296cm"/>
    </style:style>
    <style:style style:name="co3" style:family="table-column">
      <style:table-column-properties fo:break-before="auto" style:column-width="10.211cm"/>
    </style:style>
    <style:style style:name="ro3" style:family="table-row">
      <style:table-row-properties style:row-height="0.69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requiremen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table:style-name="ce1" office:value-type="string">
            <text:p>Requirement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在备份文件列表中，显示上次回复到哪个备份时间点</text:p>
          </table:table-cell>
          <table:table-cell office:value-type="string">
            <text:p>closed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使用图标提示恢复成功还是失败</text:p>
          </table:table-cell>
          <table:table-cell office:value-type="string">
            <text:p>pendi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以周为时间单位，删除选择的备份文件，以及比所选备份文件老的所有</text:p>
          </table:table-cell>
          <table:table-cell office:value-type="string">
            <text:p>pend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在没有选择任何恢复点之前，开始恢复按钮是不能按动的</text:p>
          </table:table-cell>
          <table:table-cell office:value-type="string">
            <text:p>closed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能够显示备份任务的详细配置内容，并能够修改备份之行策略</text:p>
          </table:table-cell>
          <table:table-cell office:value-type="string">
            <text:p>open</text:p>
          </table:table-cell>
          <table:table-cell office:value-type="string">
            <text:p>low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备份和恢复必须由认证的用户操作</text:p>
          </table:table-cell>
          <table:table-cell office:value-type="string">
            <text:p>closed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用户的任何操作都必须记录在系统日志中，每条日志都必须注明是哪个用户完成的</text:p>
          </table:table-cell>
          <table:table-cell office:value-type="string">
            <text:p>closed</text:p>
          </table:table-cell>
          <table:table-cell office:value-type="string">
            <text:p>high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验证配置中的Plone安装路径和备份文件存储路径是否存在</text:p>
          </table:table-cell>
          <table:table-cell office:value-type="string">
            <text:p>pending</text:p>
          </table:table-cell>
          <table:table-cell office:value-type="string">
            <text:p>medium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删除某个日期之前的所有日志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分页显示日志，每页默认显示50条</text:p>
          </table:table-cell>
          <table:table-cell office:value-type="string">
            <text:p>pending</text:p>
          </table:table-cell>
          <table:table-cell office:value-type="string">
            <text:p>medium</text:p>
          </table:table-cell>
        </table:table-row>
      </table:table>
      <table:table table:name="bug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table:style-name="ce2" office:value-type="string">
            <text:p>Bug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恢复完成后，不显示任何消息</text:p>
          </table:table-cell>
          <table:table-cell office:value-type="string">
            <text:p>closed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点击删除“选中的文件”按钮后，无法删除备份文件</text:p>
          </table:table-cell>
          <table:table-cell office:value-type="string">
            <text:p>closed</text:p>
          </table:table-cell>
          <table:table-cell office:value-type="string">
            <text:p>hig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选择的备份文件没有被一同删除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2011／11／07</text:date>, <text:time>17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齐 辰雄</meta:initial-creator>
    <meta:creation-date>2011-10-31T14:14:20.54</meta:creation-date>
    <dc:date>2011-11-07T17:51:58.79</dc:date>
    <dc:creator>齐 辰雄</dc:creator>
    <meta:editing-duration>PT4H58M29S</meta:editing-duration>
    <meta:editing-cycles>25</meta:editing-cycles>
    <meta:generator>LibreOffice/3.4$Win32 LibreOffice_project/340m1$Build-302</meta:generator>
    <meta:document-statistic meta:table-count="3" meta:cell-count="50" meta:object-count="0"/>
  </office:meta>
</office:document-meta>
</file>